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52c5" officeooo:paragraph-rsid="001052c5"/>
    </style:style>
    <style:style style:name="P2" style:family="paragraph" style:parent-style-name="Text_20_body">
      <style:text-properties officeooo:paragraph-rsid="00123aa3"/>
    </style:style>
    <style:style style:name="T1" style:family="text">
      <style:text-properties officeooo:rsid="001052c5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officeooo:rsid="00128211"/>
    </style:style>
    <style:style style:name="T4" style:family="text">
      <style:text-properties officeooo:rsid="0012e9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yum install </text:p>
      <text:p text:style-name="P2"><text:span text:style-name="T1"># </text:span><text:span text:style-name="T1"><office:annotation><dc:date>2018-06-02T08:21:04.810198957</dc:date><text:p>&lt;!--StartFragment--&gt;</text:p></office:annotation></text:span><text:span text:style-name="T1">apt-get install apt-transport-https openjdk-8-jre-headless uuid-runtime pwgen</text:span><office:annotation><dc:date>2018-06-02T08:22:29.954313144</dc:date><text:p>&lt;!--StartFragment--&gt;</text:p></office:annotation><text:line-break/><text:span text:style-name="T1"># </text:span>apt-key adv --keyserver hkp://keyserver.ubuntu.com:80 –recv <office:annotation><dc:date>2018-06-02T08:23:12.771346803</dc:date><text:p>&lt;!--StartFragment--&gt;</text:p></office:annotation>2930ADAE8CAF5059EE73BB4B58712A2291FA4AD5<office:annotation><dc:date>2018-06-02T08:23:12.771362792</dc:date><text:p>&lt;!--EndFragment--&gt;</text:p></office:annotation></text:p>
      <text:p text:style-name="P2"><text:line-break/><office:annotation><dc:date>2018-06-02T08:23:22.188304121</dc:date><text:p>&lt;!--StartFragment--&gt;</text:p></office:annotation>echo "deb [ arch=amd64,arm64 ] <text:a xlink:type="simple" xlink:href="https://repo.mongodb.org/apt/ubuntu" text:style-name="Internet_20_link" text:visited-style-name="Visited_20_Internet_20_Link"><text:span text:style-name="T2">https://repo.mongodb.org/apt/ubuntu</text:span></text:a> xenial/mongodb-org/3.<text:span text:style-name="T3">6 </text:span>multiverse" | sudo tee /etc/apt/sources.list.d/mongodb-org-3.6.list</text:p>
      <text:p text:style-name="P2"><text:line-break/><text:span text:style-name="T3">yum install mongodb-org<text:line-break/><text:line-break/></text:span><office:annotation><dc:date>2018-06-02T09:09:50.109254163</dc:date><text:p>&lt;!--StartFragment--&gt;</text:p></office:annotation>sudo rpm -Uvh <text:a xlink:type="simple" xlink:href="https://packages.graylog2.org/repo/packages/graylog-2.4-repository_latest.rpm" text:style-name="Internet_20_link" text:visited-style-name="Visited_20_Internet_20_Link">https://packages.graylog2.org/repo/packages/graylog-2.4-repository_latest.rpm</text:a><text:span text:style-name="T2"><text:line-break/></text:span><text:span text:style-name="T4">yum install graylog-server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08:17:24.729617534</meta:creation-date>
    <meta:generator>LibreOffice/5.3.6.1$Linux_X86_64 LibreOffice_project/30$Build-1</meta:generator>
    <dc:date>2018-06-02T09:10:49.934908448</dc:date>
    <meta:editing-duration>PT53M24S</meta:editing-duration>
    <meta:editing-cycles>5</meta:editing-cycles>
    <meta:document-statistic meta:table-count="0" meta:image-count="0" meta:object-count="0" meta:page-count="1" meta:paragraph-count="4" meta:word-count="40" meta:character-count="500" meta:non-whitespace-character-count="459"/>
  </office:meta>
</office:document-meta>
</file>